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mbria1" svg:font-family="Cambri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-0.0035in" fo:margin-right="0in" fo:text-indent="-0.0071in" style:auto-text-indent="false"/>
      <style:text-properties officeooo:paragraph-rsid="000989ce"/>
    </style:style>
    <style:style style:name="P2" style:family="paragraph" style:parent-style-name="Standard">
      <style:paragraph-properties fo:margin-top="0in" fo:margin-bottom="0in" style:contextual-spacing="false" fo:line-height="99%"/>
      <style:text-properties officeooo:paragraph-rsid="000989ce"/>
    </style:style>
    <style:style style:name="T1" style:family="text">
      <style:text-properties style:font-name="Cambria" fo:font-size="9.5pt" style:font-name-asian="Cambria1" style:font-size-asian="9.5pt" style:font-name-complex="Cambri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Question 3 </text:h>
      <text:p text:style-name="P2"><text:span text:style-name="T1">Write an application that prints each number between 1 and 100 that are divisible by 5 or 7 and calculates the sum of those numbers. <text:s text:c="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mbria1" svg:font-family="Cambri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_20_1" style:display-name="Heading 1" style:family="paragraph" style:next-style-name="Standard" style:default-outline-level="1" style:list-style-name="" style:class="text">
      <style:paragraph-properties fo:margin-left="0.0071in" fo:margin-right="0in" fo:margin-top="0in" fo:margin-bottom="0.0327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333333" loext:opacity="100%" style:font-name="Cambria" fo:font-family="Cambria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Cambria1" style:font-family-complex="Cambri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18:04:17.983000000</dc:date>
    <meta:editing-duration>PT2S</meta:editing-duration>
    <meta:editing-cycles>1</meta:editing-cycles>
    <meta:document-statistic meta:table-count="0" meta:image-count="0" meta:object-count="0" meta:page-count="1" meta:paragraph-count="2" meta:word-count="27" meta:character-count="146" meta:non-whitespace-character-count="117"/>
    <meta:generator>LibreOffice/7.1.8.1$Windows_X86_64 LibreOffice_project/e1f30c802c3269a1d052614453f260e49458c82c</meta:generator>
  </office:meta>
</office:document-meta>
</file>